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5cm" style:rel-column-width="16882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4cm" style:rel-column-width="40714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's guild and the whole design of the Alchemist's puzzle.</text:p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22T17:58:44.72</dc:date>
    <meta:editing-duration>PT51M6S</meta:editing-duration>
    <meta:editing-cycles>41</meta:editing-cycles>
    <meta:generator>OpenOffice/4.1.4$Win32 OpenOffice.org_project/414m5$Build-9788</meta:generator>
    <meta:document-statistic meta:table-count="2" meta:image-count="0" meta:object-count="0" meta:page-count="2" meta:paragraph-count="153" meta:word-count="378" meta:character-count="2677"/>
    <meta:template xlink:type="simple" xlink:actuate="onRequest" xlink:title="" xlink:href="../MasterGameDesignDocument.odm" meta:date="2018-12-17T22:54:25.35"/>
  </office:meta>
</office:document-meta>
</file>